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/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/>
    <style:style style:name="ce4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10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ce25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 table:number-columns-repeated="1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8" office:value-type="float" office:value="0.0499999999999999" calcext:value-type="float">
            <text:p>0.0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0.0999999999999999" calcext:value-type="float">
            <text:p>0.1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9" office:value-type="float" office:value="0.25" calcext:value-type="float">
            <text:p>0.2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7" calcext:value-type="float">
            <text:p>0.7</text:p>
          </table:table-cell>
          <table:table-cell table:style-name="ce9" office:value-type="float" office:value="0.3" calcext:value-type="float">
            <text:p>0.3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9" office:value-type="float" office:value="0.35" calcext:value-type="float">
            <text:p>0.3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9" office:value-type="float" office:value="0.4" calcext:value-type="float">
            <text:p>0.4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9" office:value-type="float" office:value="0.45" calcext:value-type="float">
            <text:p>0.4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9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9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9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9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formula="of:=IF(MOD(ROW(); 2)=MOD(COLUMN();2); [.$P22]*[.$P22] + [.$P22]*(1-[.$P22])*[.Q22]; [.$P22]*(1-[.$P22])*[.Q22])" office:value-type="float" office:value="0" calcext:value-type="float">
            <text:p>0</text:p>
          </table:table-cell>
          <table:table-cell table:formula="of:=IF(MOD(ROW(); 2)=MOD(COLUMN();2); [.$P22]*[.$P22] + [.$P22]*(1-[.$P22])*[.R22]; [.$P22]*(1-[.$P22])*[.R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859969036828852" calcext:value-type="float">
            <text:p>0.8599690368</text:p>
          </table:table-cell>
          <table:table-cell table:formula="of:=RAND()" office:value-type="float" office:value="0.355670629065464" calcext:value-type="float">
            <text:p>0.35567062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22]/SUM([.$M22:.$N22])" office:value-type="float" office:value="0.707421007191464" calcext:value-type="float">
            <text:p>0.7074210072</text:p>
          </table:table-cell>
          <table:table-cell table:formula="of:=[.N22]/SUM([.$M22:.$N22])" office:value-type="float" office:value="0.292578992808536" calcext:value-type="float">
            <text:p>0.2925789928</text:p>
          </table:table-cell>
        </table:table-row>
        <table:table-row table:style-name="ro1">
          <table:table-cell/>
          <table:table-cell table:formula="of:=1-SUM([.C23:.E23])" office:value-type="float" office:value="0.95" calcext:value-type="float">
            <text:p>0.95</text:p>
          </table:table-cell>
          <table:table-cell table:formula="of:=IF(MOD(ROW(); 2)=MOD(COLUMN();2); [.$P23]*[.$P23] + [.$P23]*(1-[.$P23])*[.Q23]; [.$P23]*(1-[.$P23])*[.Q23])" office:value-type="float" office:value="0.0123622850128134" calcext:value-type="float">
            <text:p>0.012362285</text:p>
          </table:table-cell>
          <table:table-cell table:formula="of:=IF(MOD(ROW(); 2)=MOD(COLUMN();2); [.$P23]*[.$P23] + [.$P23]*(1-[.$P23])*[.R23]; [.$P23]*(1-[.$P23])*[.R23])" office:value-type="float" office:value="0.0376377149871866" calcext:value-type="float">
            <text:p>0.03763771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96689681208211" calcext:value-type="float">
            <text:p>0.1966896812</text:p>
          </table:table-cell>
          <table:table-cell table:formula="of:=RAND()" office:value-type="float" office:value="0.750632348651162" calcext:value-type="float">
            <text:p>0.7506323487</text:p>
          </table:table-cell>
          <table:table-cell/>
          <table:table-cell table:formula="of:=[.P22]+0.05" office:value-type="float" office:value="0.05" calcext:value-type="float">
            <text:p>0.05</text:p>
          </table:table-cell>
          <table:table-cell table:formula="of:=[.M23]/SUM([.$M23:.$N23])" office:value-type="float" office:value="0.207627052901334" calcext:value-type="float">
            <text:p>0.2076270529</text:p>
          </table:table-cell>
          <table:table-cell table:formula="of:=[.N23]/SUM([.$M23:.$N23])" office:value-type="float" office:value="0.792372947098666" calcext:value-type="float">
            <text:p>0.7923729471</text:p>
          </table:table-cell>
        </table:table-row>
        <table:table-row table:style-name="ro1">
          <table:table-cell/>
          <table:table-cell table:formula="of:=1-SUM([.C24:.E24])" office:value-type="float" office:value="0.95" calcext:value-type="float">
            <text:p>0.95</text:p>
          </table:table-cell>
          <table:table-cell table:formula="of:=IF(MOD(ROW(); 2)=MOD(COLUMN();2); [.$P24]*[.$P24] + [.$P24]*(1-[.$P24])*[.Q24]; [.$P24]*(1-[.$P24])*[.Q24])" office:value-type="float" office:value="0.0108251406357197" calcext:value-type="float">
            <text:p>0.0108251406</text:p>
          </table:table-cell>
          <table:table-cell table:formula="of:=IF(MOD(ROW(); 2)=MOD(COLUMN();2); [.$P24]*[.$P24] + [.$P24]*(1-[.$P24])*[.R24]; [.$P24]*(1-[.$P24])*[.R24])" office:value-type="float" office:value="0.0391748593642803" calcext:value-type="float">
            <text:p>0.0391748594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0974158299736566" calcext:value-type="float">
            <text:p>0.09741583</text:p>
          </table:table-cell>
          <table:table-cell table:formula="of:=RAND()" office:value-type="float" office:value="0.330038378656222" calcext:value-type="float">
            <text:p>0.3300383787</text:p>
          </table:table-cell>
          <table:table-cell/>
          <table:table-cell table:formula="of:=[.P23]" office:value-type="float" office:value="0.05" calcext:value-type="float">
            <text:p>0.05</text:p>
          </table:table-cell>
          <table:table-cell table:formula="of:=[.M24]/SUM([.$M24:.$N24])" office:value-type="float" office:value="0.227897697594098" calcext:value-type="float">
            <text:p>0.2278976976</text:p>
          </table:table-cell>
          <table:table-cell table:formula="of:=[.N24]/SUM([.$M24:.$N24])" office:value-type="float" office:value="0.772102302405902" calcext:value-type="float">
            <text:p>0.7721023024</text:p>
          </table:table-cell>
        </table:table-row>
        <table:table-row table:style-name="ro1">
          <table:table-cell/>
          <table:table-cell table:style-name="ce11" table:formula="of:=1-SUM([.C25:.E25])" office:value-type="float" office:value="0.9" calcext:value-type="float">
            <text:p>0.9</text:p>
          </table:table-cell>
          <table:table-cell table:formula="of:=IF(MOD(ROW(); 2)=MOD(COLUMN();2); [.$P25]*[.$P25] + [.$P25]*(1-[.$P25])*[.Q25]; [.$P25]*(1-[.$P25])*[.Q25])" office:value-type="float" office:value="0.0683140410726016" calcext:value-type="float">
            <text:p>0.0683140411</text:p>
          </table:table-cell>
          <table:table-cell table:formula="of:=IF(MOD(ROW(); 2)=MOD(COLUMN();2); [.$P25]*[.$P25] + [.$P25]*(1-[.$P25])*[.R25]; [.$P25]*(1-[.$P25])*[.R25])" office:value-type="float" office:value="0.0316859589273984" calcext:value-type="float">
            <text:p>0.0316859589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925644949904429" calcext:value-type="float">
            <text:p>0.9256449499</text:p>
          </table:table-cell>
          <table:table-cell table:formula="of:=RAND()" office:value-type="float" office:value="0.502965449221901" calcext:value-type="float">
            <text:p>0.5029654492</text:p>
          </table:table-cell>
          <table:table-cell/>
          <table:table-cell table:formula="of:=[.P24]+0.05" office:value-type="float" office:value="0.1" calcext:value-type="float">
            <text:p>0.1</text:p>
          </table:table-cell>
          <table:table-cell table:formula="of:=[.M25]/SUM([.$M25:.$N25])" office:value-type="float" office:value="0.647933789695574" calcext:value-type="float">
            <text:p>0.6479337897</text:p>
          </table:table-cell>
          <table:table-cell table:formula="of:=[.N25]/SUM([.$M25:.$N25])" office:value-type="float" office:value="0.352066210304426" calcext:value-type="float">
            <text:p>0.3520662103</text:p>
          </table:table-cell>
        </table:table-row>
        <table:table-row table:style-name="ro1">
          <table:table-cell/>
          <table:table-cell table:style-name="ce11" table:formula="of:=1-SUM([.C26:.E26])" office:value-type="float" office:value="0.9" calcext:value-type="float">
            <text:p>0.9</text:p>
          </table:table-cell>
          <table:table-cell table:formula="of:=IF(MOD(ROW(); 2)=MOD(COLUMN();2); [.$P26]*[.$P26] + [.$P26]*(1-[.$P26])*[.Q26]; [.$P26]*(1-[.$P26])*[.Q26])" office:value-type="float" office:value="0.0881816293085915" calcext:value-type="float">
            <text:p>0.0881816293</text:p>
          </table:table-cell>
          <table:table-cell table:formula="of:=IF(MOD(ROW(); 2)=MOD(COLUMN();2); [.$P26]*[.$P26] + [.$P26]*(1-[.$P26])*[.R26]; [.$P26]*(1-[.$P26])*[.R26])" office:value-type="float" office:value="0.0118183706914086" calcext:value-type="float">
            <text:p>0.0118183707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350052936391584" calcext:value-type="float">
            <text:p>0.3500529364</text:p>
          </table:table-cell>
          <table:table-cell table:formula="of:=RAND()" office:value-type="float" office:value="0.00721835154290964" calcext:value-type="float">
            <text:p>0.0072183515</text:p>
          </table:table-cell>
          <table:table-cell/>
          <table:table-cell table:formula="of:=[.P25]" office:value-type="float" office:value="0.1" calcext:value-type="float">
            <text:p>0.1</text:p>
          </table:table-cell>
          <table:table-cell table:formula="of:=[.M26]/SUM([.$M26:.$N26])" office:value-type="float" office:value="0.979795881206572" calcext:value-type="float">
            <text:p>0.9797958812</text:p>
          </table:table-cell>
          <table:table-cell table:formula="of:=[.N26]/SUM([.$M26:.$N26])" office:value-type="float" office:value="0.0202041187934283" calcext:value-type="float">
            <text:p>0.0202041188</text:p>
          </table:table-cell>
        </table:table-row>
        <table:table-row table:style-name="ro1">
          <table:table-cell/>
          <table:table-cell table:style-name="ce11" table:formula="of:=1-SUM([.C27:.E27])" office:value-type="float" office:value="0.85" calcext:value-type="float">
            <text:p>0.85</text:p>
          </table:table-cell>
          <table:table-cell table:formula="of:=IF(MOD(ROW(); 2)=MOD(COLUMN();2); [.$P27]*[.$P27] + [.$P27]*(1-[.$P27])*[.Q27]; [.$P27]*(1-[.$P27])*[.Q27])" office:value-type="float" office:value="0.0542954573929754" calcext:value-type="float">
            <text:p>0.0542954574</text:p>
          </table:table-cell>
          <table:table-cell table:formula="of:=IF(MOD(ROW(); 2)=MOD(COLUMN();2); [.$P27]*[.$P27] + [.$P27]*(1-[.$P27])*[.R27]; [.$P27]*(1-[.$P27])*[.R27])" office:value-type="float" office:value="0.0957045426070247" calcext:value-type="float">
            <text:p>0.095704542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31093435284105" calcext:value-type="float">
            <text:p>0.2310934353</text:p>
          </table:table-cell>
          <table:table-cell table:formula="of:=RAND()" office:value-type="float" office:value="0.695592809060756" calcext:value-type="float">
            <text:p>0.6955928091</text:p>
          </table:table-cell>
          <table:table-cell/>
          <table:table-cell table:formula="of:=[.P26]+0.05" office:value-type="float" office:value="0.15" calcext:value-type="float">
            <text:p>0.15</text:p>
          </table:table-cell>
          <table:table-cell table:formula="of:=[.M27]/SUM([.$M27:.$N27])" office:value-type="float" office:value="0.249376136415493" calcext:value-type="float">
            <text:p>0.2493761364</text:p>
          </table:table-cell>
          <table:table-cell table:formula="of:=[.N27]/SUM([.$M27:.$N27])" office:value-type="float" office:value="0.750623863584507" calcext:value-type="float">
            <text:p>0.7506238636</text:p>
          </table:table-cell>
        </table:table-row>
        <table:table-row table:style-name="ro1">
          <table:table-cell/>
          <table:table-cell table:style-name="ce11" table:formula="of:=1-SUM([.C28:.E28])" office:value-type="float" office:value="0.85" calcext:value-type="float">
            <text:p>0.85</text:p>
          </table:table-cell>
          <table:table-cell table:formula="of:=IF(MOD(ROW(); 2)=MOD(COLUMN();2); [.$P28]*[.$P28] + [.$P28]*(1-[.$P28])*[.Q28]; [.$P28]*(1-[.$P28])*[.Q28])" office:value-type="float" office:value="0.00897560556802964" calcext:value-type="float">
            <text:p>0.0089756056</text:p>
          </table:table-cell>
          <table:table-cell table:formula="of:=IF(MOD(ROW(); 2)=MOD(COLUMN();2); [.$P28]*[.$P28] + [.$P28]*(1-[.$P28])*[.R28]; [.$P28]*(1-[.$P28])*[.R28])" office:value-type="float" office:value="0.14102439443197" calcext:value-type="float">
            <text:p>0.141024394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234984918430917" calcext:value-type="float">
            <text:p>0.0234984918</text:p>
          </table:table-cell>
          <table:table-cell table:formula="of:=RAND()" office:value-type="float" office:value="0.310301571816779" calcext:value-type="float">
            <text:p>0.3103015718</text:p>
          </table:table-cell>
          <table:table-cell/>
          <table:table-cell table:formula="of:=[.P27]" office:value-type="float" office:value="0.15" calcext:value-type="float">
            <text:p>0.15</text:p>
          </table:table-cell>
          <table:table-cell table:formula="of:=[.M28]/SUM([.$M28:.$N28])" office:value-type="float" office:value="0.0703969064159188" calcext:value-type="float">
            <text:p>0.0703969064</text:p>
          </table:table-cell>
          <table:table-cell table:formula="of:=[.N28]/SUM([.$M28:.$N28])" office:value-type="float" office:value="0.929603093584081" calcext:value-type="float">
            <text:p>0.9296030936</text:p>
          </table:table-cell>
        </table:table-row>
        <table:table-row table:style-name="ro1">
          <table:table-cell/>
          <table:table-cell table:style-name="ce11" table:formula="of:=1-SUM([.C29:.E29])" office:value-type="float" office:value="0.8" calcext:value-type="float">
            <text:p>0.8</text:p>
          </table:table-cell>
          <table:table-cell table:formula="of:=IF(MOD(ROW(); 2)=MOD(COLUMN();2); [.$P29]*[.$P29] + [.$P29]*(1-[.$P29])*[.Q29]; [.$P29]*(1-[.$P29])*[.Q29])" office:value-type="float" office:value="0.199407659574642" calcext:value-type="float">
            <text:p>0.1994076596</text:p>
          </table:table-cell>
          <table:table-cell table:formula="of:=IF(MOD(ROW(); 2)=MOD(COLUMN();2); [.$P29]*[.$P29] + [.$P29]*(1-[.$P29])*[.R29]; [.$P29]*(1-[.$P29])*[.R29])" office:value-type="float" office:value="0.000592340425358307" calcext:value-type="float">
            <text:p>0.000592340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93817983439678" calcext:value-type="float">
            <text:p>0.8938179834</text:p>
          </table:table-cell>
          <table:table-cell table:formula="of:=RAND()" office:value-type="float" office:value="0.00332132424449563" calcext:value-type="float">
            <text:p>0.0033213242</text:p>
          </table:table-cell>
          <table:table-cell/>
          <table:table-cell table:formula="of:=[.P28]+0.05" office:value-type="float" office:value="0.2" calcext:value-type="float">
            <text:p>0.2</text:p>
          </table:table-cell>
          <table:table-cell table:formula="of:=[.M29]/SUM([.$M29:.$N29])" office:value-type="float" office:value="0.996297872341511" calcext:value-type="float">
            <text:p>0.9962978723</text:p>
          </table:table-cell>
          <table:table-cell table:formula="of:=[.N29]/SUM([.$M29:.$N29])" office:value-type="float" office:value="0.00370212765848942" calcext:value-type="float">
            <text:p>0.0037021277</text:p>
          </table:table-cell>
        </table:table-row>
        <table:table-row table:style-name="ro1">
          <table:table-cell/>
          <table:table-cell table:style-name="ce11" table:formula="of:=1-SUM([.C30:.E30])" office:value-type="float" office:value="0.8" calcext:value-type="float">
            <text:p>0.8</text:p>
          </table:table-cell>
          <table:table-cell table:formula="of:=IF(MOD(ROW(); 2)=MOD(COLUMN();2); [.$P30]*[.$P30] + [.$P30]*(1-[.$P30])*[.Q30]; [.$P30]*(1-[.$P30])*[.Q30])" office:value-type="float" office:value="0.0489421581293731" calcext:value-type="float">
            <text:p>0.0489421581</text:p>
          </table:table-cell>
          <table:table-cell table:formula="of:=IF(MOD(ROW(); 2)=MOD(COLUMN();2); [.$P30]*[.$P30] + [.$P30]*(1-[.$P30])*[.R30]; [.$P30]*(1-[.$P30])*[.R30])" office:value-type="float" office:value="0.151057841870627" calcext:value-type="float">
            <text:p>0.151057841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17162781354164" calcext:value-type="float">
            <text:p>0.1171627814</text:p>
          </table:table-cell>
          <table:table-cell table:formula="of:=RAND()" office:value-type="float" office:value="0.265861705778446" calcext:value-type="float">
            <text:p>0.2658617058</text:p>
          </table:table-cell>
          <table:table-cell/>
          <table:table-cell table:formula="of:=[.P29]" office:value-type="float" office:value="0.2" calcext:value-type="float">
            <text:p>0.2</text:p>
          </table:table-cell>
          <table:table-cell table:formula="of:=[.M30]/SUM([.$M30:.$N30])" office:value-type="float" office:value="0.305888488308582" calcext:value-type="float">
            <text:p>0.3058884883</text:p>
          </table:table-cell>
          <table:table-cell table:formula="of:=[.N30]/SUM([.$M30:.$N30])" office:value-type="float" office:value="0.694111511691418" calcext:value-type="float">
            <text:p>0.6941115117</text:p>
          </table:table-cell>
        </table:table-row>
        <table:table-row table:style-name="ro1">
          <table:table-cell/>
          <table:table-cell table:style-name="ce11" table:formula="of:=1-SUM([.C31:.E31])" office:value-type="float" office:value="0.75" calcext:value-type="float">
            <text:p>0.75</text:p>
          </table:table-cell>
          <table:table-cell table:formula="of:=IF(MOD(ROW(); 2)=MOD(COLUMN();2); [.$P31]*[.$P31] + [.$P31]*(1-[.$P31])*[.Q31]; [.$P31]*(1-[.$P31])*[.Q31])" office:value-type="float" office:value="0.126934560108209" calcext:value-type="float">
            <text:p>0.1269345601</text:p>
          </table:table-cell>
          <table:table-cell table:formula="of:=IF(MOD(ROW(); 2)=MOD(COLUMN();2); [.$P31]*[.$P31] + [.$P31]*(1-[.$P31])*[.R31]; [.$P31]*(1-[.$P31])*[.R31])" office:value-type="float" office:value="0.123065439891791" calcext:value-type="float">
            <text:p>0.123065439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52591378259602" calcext:value-type="float">
            <text:p>0.1525913783</text:p>
          </table:table-cell>
          <table:table-cell table:formula="of:=RAND()" office:value-type="float" office:value="0.291438710184041" calcext:value-type="float">
            <text:p>0.2914387102</text:p>
          </table:table-cell>
          <table:table-cell/>
          <table:table-cell table:formula="of:=[.P30]+0.05" office:value-type="float" office:value="0.25" calcext:value-type="float">
            <text:p>0.25</text:p>
          </table:table-cell>
          <table:table-cell table:formula="of:=[.M31]/SUM([.$M31:.$N31])" office:value-type="float" office:value="0.343650987243782" calcext:value-type="float">
            <text:p>0.3436509872</text:p>
          </table:table-cell>
          <table:table-cell table:formula="of:=[.N31]/SUM([.$M31:.$N31])" office:value-type="float" office:value="0.656349012756218" calcext:value-type="float">
            <text:p>0.6563490128</text:p>
          </table:table-cell>
        </table:table-row>
        <table:table-row table:style-name="ro1">
          <table:table-cell/>
          <table:table-cell table:style-name="ce11" table:formula="of:=1-SUM([.C32:.E32])" office:value-type="float" office:value="0.75" calcext:value-type="float">
            <text:p>0.75</text:p>
          </table:table-cell>
          <table:table-cell table:formula="of:=IF(MOD(ROW(); 2)=MOD(COLUMN();2); [.$P32]*[.$P32] + [.$P32]*(1-[.$P32])*[.Q32]; [.$P32]*(1-[.$P32])*[.Q32])" office:value-type="float" office:value="0.0724925181613779" calcext:value-type="float">
            <text:p>0.0724925182</text:p>
          </table:table-cell>
          <table:table-cell table:formula="of:=IF(MOD(ROW(); 2)=MOD(COLUMN();2); [.$P32]*[.$P32] + [.$P32]*(1-[.$P32])*[.R32]; [.$P32]*(1-[.$P32])*[.R32])" office:value-type="float" office:value="0.177507481838622" calcext:value-type="float">
            <text:p>0.177507481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49181486124708" calcext:value-type="float">
            <text:p>0.1491814861</text:p>
          </table:table-cell>
          <table:table-cell table:formula="of:=RAND()" office:value-type="float" office:value="0.236672521403551" calcext:value-type="float">
            <text:p>0.2366725214</text:p>
          </table:table-cell>
          <table:table-cell/>
          <table:table-cell table:formula="of:=[.P31]" office:value-type="float" office:value="0.25" calcext:value-type="float">
            <text:p>0.25</text:p>
          </table:table-cell>
          <table:table-cell table:formula="of:=[.M32]/SUM([.$M32:.$N32])" office:value-type="float" office:value="0.386626763527349" calcext:value-type="float">
            <text:p>0.3866267635</text:p>
          </table:table-cell>
          <table:table-cell table:formula="of:=[.N32]/SUM([.$M32:.$N32])" office:value-type="float" office:value="0.613373236472651" calcext:value-type="float">
            <text:p>0.6133732365</text:p>
          </table:table-cell>
        </table:table-row>
        <table:table-row table:style-name="ro1">
          <table:table-cell/>
          <table:table-cell table:style-name="ce11" table:formula="of:=1-SUM([.C33:.E33])" office:value-type="float" office:value="0.7" calcext:value-type="float">
            <text:p>0.7</text:p>
          </table:table-cell>
          <table:table-cell table:formula="of:=IF(MOD(ROW(); 2)=MOD(COLUMN();2); [.$P33]*[.$P33] + [.$P33]*(1-[.$P33])*[.Q33]; [.$P33]*(1-[.$P33])*[.Q33])" office:value-type="float" office:value="0.238562623481136" calcext:value-type="float">
            <text:p>0.2385626235</text:p>
          </table:table-cell>
          <table:table-cell table:formula="of:=IF(MOD(ROW(); 2)=MOD(COLUMN();2); [.$P33]*[.$P33] + [.$P33]*(1-[.$P33])*[.R33]; [.$P33]*(1-[.$P33])*[.R33])" office:value-type="float" office:value="0.0614373765188637" calcext:value-type="float">
            <text:p>0.061437376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51773083858086" calcext:value-type="float">
            <text:p>0.6517730839</text:p>
          </table:table-cell>
          <table:table-cell table:formula="of:=RAND()" office:value-type="float" office:value="0.269537703491987" calcext:value-type="float">
            <text:p>0.2695377035</text:p>
          </table:table-cell>
          <table:table-cell/>
          <table:table-cell table:formula="of:=[.P32]+0.05" office:value-type="float" office:value="0.3" calcext:value-type="float">
            <text:p>0.3</text:p>
          </table:table-cell>
          <table:table-cell table:formula="of:=[.M33]/SUM([.$M33:.$N33])" office:value-type="float" office:value="0.707441064195887" calcext:value-type="float">
            <text:p>0.7074410642</text:p>
          </table:table-cell>
          <table:table-cell table:formula="of:=[.N33]/SUM([.$M33:.$N33])" office:value-type="float" office:value="0.292558935804113" calcext:value-type="float">
            <text:p>0.2925589358</text:p>
          </table:table-cell>
        </table:table-row>
        <table:table-row table:style-name="ro1">
          <table:table-cell/>
          <table:table-cell table:style-name="ce11" table:formula="of:=1-SUM([.C34:.E34])" office:value-type="float" office:value="0.7" calcext:value-type="float">
            <text:p>0.7</text:p>
          </table:table-cell>
          <table:table-cell table:formula="of:=IF(MOD(ROW(); 2)=MOD(COLUMN();2); [.$P34]*[.$P34] + [.$P34]*(1-[.$P34])*[.Q34]; [.$P34]*(1-[.$P34])*[.Q34])" office:value-type="float" office:value="0.088872355330778" calcext:value-type="float">
            <text:p>0.0888723553</text:p>
          </table:table-cell>
          <table:table-cell table:formula="of:=IF(MOD(ROW(); 2)=MOD(COLUMN();2); [.$P34]*[.$P34] + [.$P34]*(1-[.$P34])*[.R34]; [.$P34]*(1-[.$P34])*[.R34])" office:value-type="float" office:value="0.211127644669222" calcext:value-type="float">
            <text:p>0.211127644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38525647759376" calcext:value-type="float">
            <text:p>0.4385256478</text:p>
          </table:table-cell>
          <table:table-cell table:formula="of:=RAND()" office:value-type="float" office:value="0.597683932674423" calcext:value-type="float">
            <text:p>0.5976839327</text:p>
          </table:table-cell>
          <table:table-cell/>
          <table:table-cell table:formula="of:=[.P33]" office:value-type="float" office:value="0.3" calcext:value-type="float">
            <text:p>0.3</text:p>
          </table:table-cell>
          <table:table-cell table:formula="of:=[.M34]/SUM([.$M34:.$N34])" office:value-type="float" office:value="0.423201692051324" calcext:value-type="float">
            <text:p>0.4232016921</text:p>
          </table:table-cell>
          <table:table-cell table:formula="of:=[.N34]/SUM([.$M34:.$N34])" office:value-type="float" office:value="0.576798307948676" calcext:value-type="float">
            <text:p>0.5767983079</text:p>
          </table:table-cell>
        </table:table-row>
        <table:table-row table:style-name="ro1">
          <table:table-cell/>
          <table:table-cell table:style-name="ce11" table:formula="of:=1-SUM([.C35:.E35])" office:value-type="float" office:value="0.65" calcext:value-type="float">
            <text:p>0.65</text:p>
          </table:table-cell>
          <table:table-cell table:formula="of:=IF(MOD(ROW(); 2)=MOD(COLUMN();2); [.$P35]*[.$P35] + [.$P35]*(1-[.$P35])*[.Q35]; [.$P35]*(1-[.$P35])*[.Q35])" office:value-type="float" office:value="0.308705966688547" calcext:value-type="float">
            <text:p>0.3087059667</text:p>
          </table:table-cell>
          <table:table-cell table:formula="of:=IF(MOD(ROW(); 2)=MOD(COLUMN();2); [.$P35]*[.$P35] + [.$P35]*(1-[.$P35])*[.R35]; [.$P35]*(1-[.$P35])*[.R35])" office:value-type="float" office:value="0.0412940333114531" calcext:value-type="float">
            <text:p>0.041294033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32770721060995" calcext:value-type="float">
            <text:p>0.9327707211</text:p>
          </table:table-cell>
          <table:table-cell table:formula="of:=RAND()" office:value-type="float" office:value="0.206856235127347" calcext:value-type="float">
            <text:p>0.2068562351</text:p>
          </table:table-cell>
          <table:table-cell/>
          <table:table-cell table:formula="of:=[.P34]+0.05" office:value-type="float" office:value="0.35" calcext:value-type="float">
            <text:p>0.35</text:p>
          </table:table-cell>
          <table:table-cell table:formula="of:=[.M35]/SUM([.$M35:.$N35])" office:value-type="float" office:value="0.818487765663942" calcext:value-type="float">
            <text:p>0.8184877657</text:p>
          </table:table-cell>
          <table:table-cell table:formula="of:=[.N35]/SUM([.$M35:.$N35])" office:value-type="float" office:value="0.181512234336058" calcext:value-type="float">
            <text:p>0.1815122343</text:p>
          </table:table-cell>
        </table:table-row>
        <table:table-row table:style-name="ro1">
          <table:table-cell/>
          <table:table-cell table:style-name="ce11" table:formula="of:=1-SUM([.C36:.E36])" office:value-type="float" office:value="0.65" calcext:value-type="float">
            <text:p>0.65</text:p>
          </table:table-cell>
          <table:table-cell table:formula="of:=IF(MOD(ROW(); 2)=MOD(COLUMN();2); [.$P36]*[.$P36] + [.$P36]*(1-[.$P36])*[.Q36]; [.$P36]*(1-[.$P36])*[.Q36])" office:value-type="float" office:value="0.21190936367029" calcext:value-type="float">
            <text:p>0.2119093637</text:p>
          </table:table-cell>
          <table:table-cell table:formula="of:=IF(MOD(ROW(); 2)=MOD(COLUMN();2); [.$P36]*[.$P36] + [.$P36]*(1-[.$P36])*[.R36]; [.$P36]*(1-[.$P36])*[.R36])" office:value-type="float" office:value="0.13809063632971" calcext:value-type="float">
            <text:p>0.138090636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57204778426642" calcext:value-type="float">
            <text:p>0.6572047784</text:p>
          </table:table-cell>
          <table:table-cell table:formula="of:=RAND()" office:value-type="float" office:value="0.0483519959530404" calcext:value-type="float">
            <text:p>0.048351996</text:p>
          </table:table-cell>
          <table:table-cell/>
          <table:table-cell table:formula="of:=[.P35]" office:value-type="float" office:value="0.35" calcext:value-type="float">
            <text:p>0.35</text:p>
          </table:table-cell>
          <table:table-cell table:formula="of:=[.M36]/SUM([.$M36:.$N36])" office:value-type="float" office:value="0.931469730418858" calcext:value-type="float">
            <text:p>0.9314697304</text:p>
          </table:table-cell>
          <table:table-cell table:formula="of:=[.N36]/SUM([.$M36:.$N36])" office:value-type="float" office:value="0.0685302695811417" calcext:value-type="float">
            <text:p>0.0685302696</text:p>
          </table:table-cell>
        </table:table-row>
        <table:table-row table:style-name="ro1">
          <table:table-cell/>
          <table:table-cell table:style-name="ce11" table:formula="of:=1-SUM([.C37:.E37])" office:value-type="float" office:value="0.6" calcext:value-type="float">
            <text:p>0.6</text:p>
          </table:table-cell>
          <table:table-cell table:formula="of:=IF(MOD(ROW(); 2)=MOD(COLUMN();2); [.$P37]*[.$P37] + [.$P37]*(1-[.$P37])*[.Q37]; [.$P37]*(1-[.$P37])*[.Q37])" office:value-type="float" office:value="0.241840546257186" calcext:value-type="float">
            <text:p>0.2418405463</text:p>
          </table:table-cell>
          <table:table-cell table:formula="of:=IF(MOD(ROW(); 2)=MOD(COLUMN();2); [.$P37]*[.$P37] + [.$P37]*(1-[.$P37])*[.R37]; [.$P37]*(1-[.$P37])*[.R37])" office:value-type="float" office:value="0.158159453742814" calcext:value-type="float">
            <text:p>0.158159453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74284414443753" calcext:value-type="float">
            <text:p>0.4742844144</text:p>
          </table:table-cell>
          <table:table-cell table:formula="of:=RAND()" office:value-type="float" office:value="0.916569687492382" calcext:value-type="float">
            <text:p>0.9165696875</text:p>
          </table:table-cell>
          <table:table-cell/>
          <table:table-cell table:formula="of:=[.P36]+0.05" office:value-type="float" office:value="0.4" calcext:value-type="float">
            <text:p>0.4</text:p>
          </table:table-cell>
          <table:table-cell table:formula="of:=[.M37]/SUM([.$M37:.$N37])" office:value-type="float" office:value="0.341002276071607" calcext:value-type="float">
            <text:p>0.3410022761</text:p>
          </table:table-cell>
          <table:table-cell table:formula="of:=[.N37]/SUM([.$M37:.$N37])" office:value-type="float" office:value="0.658997723928393" calcext:value-type="float">
            <text:p>0.6589977239</text:p>
          </table:table-cell>
        </table:table-row>
        <table:table-row table:style-name="ro1">
          <table:table-cell/>
          <table:table-cell table:style-name="ce11" table:formula="of:=1-SUM([.C38:.E38])" office:value-type="float" office:value="0.6" calcext:value-type="float">
            <text:p>0.6</text:p>
          </table:table-cell>
          <table:table-cell table:formula="of:=IF(MOD(ROW(); 2)=MOD(COLUMN();2); [.$P38]*[.$P38] + [.$P38]*(1-[.$P38])*[.Q38]; [.$P38]*(1-[.$P38])*[.Q38])" office:value-type="float" office:value="0.113717194173893" calcext:value-type="float">
            <text:p>0.1137171942</text:p>
          </table:table-cell>
          <table:table-cell table:formula="of:=IF(MOD(ROW(); 2)=MOD(COLUMN();2); [.$P38]*[.$P38] + [.$P38]*(1-[.$P38])*[.R38]; [.$P38]*(1-[.$P38])*[.R38])" office:value-type="float" office:value="0.286282805826108" calcext:value-type="float">
            <text:p>0.286282805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65463550530123" calcext:value-type="float">
            <text:p>0.3654635505</text:p>
          </table:table-cell>
          <table:table-cell table:formula="of:=RAND()" office:value-type="float" office:value="0.40584682838324" calcext:value-type="float">
            <text:p>0.4058468284</text:p>
          </table:table-cell>
          <table:table-cell/>
          <table:table-cell table:formula="of:=[.P37]" office:value-type="float" office:value="0.4" calcext:value-type="float">
            <text:p>0.4</text:p>
          </table:table-cell>
          <table:table-cell table:formula="of:=[.M38]/SUM([.$M38:.$N38])" office:value-type="float" office:value="0.473821642391219" calcext:value-type="float">
            <text:p>0.4738216424</text:p>
          </table:table-cell>
          <table:table-cell table:formula="of:=[.N38]/SUM([.$M38:.$N38])" office:value-type="float" office:value="0.526178357608781" calcext:value-type="float">
            <text:p>0.5261783576</text:p>
          </table:table-cell>
        </table:table-row>
        <table:table-row table:style-name="ro1">
          <table:table-cell/>
          <table:table-cell table:style-name="ce11" table:formula="of:=1-SUM([.C39:.E39])" office:value-type="float" office:value="0.55" calcext:value-type="float">
            <text:p>0.55</text:p>
          </table:table-cell>
          <table:table-cell table:formula="of:=IF(MOD(ROW(); 2)=MOD(COLUMN();2); [.$P39]*[.$P39] + [.$P39]*(1-[.$P39])*[.Q39]; [.$P39]*(1-[.$P39])*[.Q39])" office:value-type="float" office:value="0.319198701475622" calcext:value-type="float">
            <text:p>0.3191987015</text:p>
          </table:table-cell>
          <table:table-cell table:formula="of:=IF(MOD(ROW(); 2)=MOD(COLUMN();2); [.$P39]*[.$P39] + [.$P39]*(1-[.$P39])*[.R39]; [.$P39]*(1-[.$P39])*[.R39])" office:value-type="float" office:value="0.130801298524378" calcext:value-type="float">
            <text:p>0.130801298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92083150293516" calcext:value-type="float">
            <text:p>0.6920831503</text:p>
          </table:table-cell>
          <table:table-cell table:formula="of:=RAND()" office:value-type="float" office:value="0.775718783504588" calcext:value-type="float">
            <text:p>0.7757187835</text:p>
          </table:table-cell>
          <table:table-cell/>
          <table:table-cell table:formula="of:=[.P38]+0.05" office:value-type="float" office:value="0.45" calcext:value-type="float">
            <text:p>0.45</text:p>
          </table:table-cell>
          <table:table-cell table:formula="of:=[.M39]/SUM([.$M39:.$N39])" office:value-type="float" office:value="0.471509904952007" calcext:value-type="float">
            <text:p>0.471509905</text:p>
          </table:table-cell>
          <table:table-cell table:formula="of:=[.N39]/SUM([.$M39:.$N39])" office:value-type="float" office:value="0.528490095047993" calcext:value-type="float">
            <text:p>0.528490095</text:p>
          </table:table-cell>
        </table:table-row>
        <table:table-row table:style-name="ro1">
          <table:table-cell/>
          <table:table-cell table:style-name="ce11" table:formula="of:=1-SUM([.C40:.E40])" office:value-type="float" office:value="0.55" calcext:value-type="float">
            <text:p>0.55</text:p>
          </table:table-cell>
          <table:table-cell table:formula="of:=IF(MOD(ROW(); 2)=MOD(COLUMN();2); [.$P40]*[.$P40] + [.$P40]*(1-[.$P40])*[.Q40]; [.$P40]*(1-[.$P40])*[.Q40])" office:value-type="float" office:value="0.103240357896571" calcext:value-type="float">
            <text:p>0.1032403579</text:p>
          </table:table-cell>
          <table:table-cell table:formula="of:=IF(MOD(ROW(); 2)=MOD(COLUMN();2); [.$P40]*[.$P40] + [.$P40]*(1-[.$P40])*[.R40]; [.$P40]*(1-[.$P40])*[.R40])" office:value-type="float" office:value="0.346759642103429" calcext:value-type="float">
            <text:p>0.346759642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64666158005432" calcext:value-type="float">
            <text:p>0.564666158</text:p>
          </table:table-cell>
          <table:table-cell table:formula="of:=RAND()" office:value-type="float" office:value="0.789018359887801" calcext:value-type="float">
            <text:p>0.7890183599</text:p>
          </table:table-cell>
          <table:table-cell/>
          <table:table-cell table:formula="of:=[.P39]" office:value-type="float" office:value="0.45" calcext:value-type="float">
            <text:p>0.45</text:p>
          </table:table-cell>
          <table:table-cell table:formula="of:=[.M40]/SUM([.$M40:.$N40])" office:value-type="float" office:value="0.417132759178064" calcext:value-type="float">
            <text:p>0.4171327592</text:p>
          </table:table-cell>
          <table:table-cell table:formula="of:=[.N40]/SUM([.$M40:.$N40])" office:value-type="float" office:value="0.582867240821936" calcext:value-type="float">
            <text:p>0.5828672408</text:p>
          </table:table-cell>
        </table:table-row>
        <table:table-row table:style-name="ro1">
          <table:table-cell/>
          <table:table-cell table:style-name="ce11" table:formula="of:=1-SUM([.C41:.E41])" office:value-type="float" office:value="0.5" calcext:value-type="float">
            <text:p>0.5</text:p>
          </table:table-cell>
          <table:table-cell table:formula="of:=IF(MOD(ROW(); 2)=MOD(COLUMN();2); [.$P41]*[.$P41] + [.$P41]*(1-[.$P41])*[.Q41]; [.$P41]*(1-[.$P41])*[.Q41])" office:value-type="float" office:value="0.473547530708153" calcext:value-type="float">
            <text:p>0.4735475307</text:p>
          </table:table-cell>
          <table:table-cell table:formula="of:=IF(MOD(ROW(); 2)=MOD(COLUMN();2); [.$P41]*[.$P41] + [.$P41]*(1-[.$P41])*[.R41]; [.$P41]*(1-[.$P41])*[.R41])" office:value-type="float" office:value="0.0264524692918475" calcext:value-type="float">
            <text:p>0.026452469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87488419073651" calcext:value-type="float">
            <text:p>0.1874884191</text:p>
          </table:table-cell>
          <table:table-cell table:formula="of:=RAND()" office:value-type="float" office:value="0.0221855800974943" calcext:value-type="float">
            <text:p>0.0221855801</text:p>
          </table:table-cell>
          <table:table-cell/>
          <table:table-cell table:formula="of:=[.P40]+0.05" office:value-type="float" office:value="0.5" calcext:value-type="float">
            <text:p>0.5</text:p>
          </table:table-cell>
          <table:table-cell table:formula="of:=[.M41]/SUM([.$M41:.$N41])" office:value-type="float" office:value="0.89419012283261" calcext:value-type="float">
            <text:p>0.8941901228</text:p>
          </table:table-cell>
          <table:table-cell table:formula="of:=[.N41]/SUM([.$M41:.$N41])" office:value-type="float" office:value="0.10580987716739" calcext:value-type="float">
            <text:p>0.1058098772</text:p>
          </table:table-cell>
        </table:table-row>
        <table:table-row table:style-name="ro1">
          <table:table-cell/>
          <table:table-cell table:style-name="ce11" table:formula="of:=1-SUM([.C42:.E42])" office:value-type="float" office:value="0.5" calcext:value-type="float">
            <text:p>0.5</text:p>
          </table:table-cell>
          <table:table-cell table:style-name="ce16" table:formula="of:=IF(MOD(ROW(); 2)=MOD(COLUMN();2); [.$P42]*[.$P42] + [.$P42]*(1-[.$P42])*[.Q42]; [.$P42]*(1-[.$P42])*[.Q42])" office:value-type="float" office:value="0.0916002973221012" calcext:value-type="float">
            <text:p>0.0916002973</text:p>
          </table:table-cell>
          <table:table-cell table:formula="of:=IF(MOD(ROW(); 2)=MOD(COLUMN();2); [.$P42]*[.$P42] + [.$P42]*(1-[.$P42])*[.R42]; [.$P42]*(1-[.$P42])*[.R42])" office:value-type="float" office:value="0.408399702677899" calcext:value-type="float">
            <text:p>0.408399702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66035621314993" calcext:value-type="float">
            <text:p>0.2660356213</text:p>
          </table:table-cell>
          <table:table-cell table:formula="of:=RAND()" office:value-type="float" office:value="0.460041774426178" calcext:value-type="float">
            <text:p>0.4600417744</text:p>
          </table:table-cell>
          <table:table-cell/>
          <table:table-cell table:formula="of:=[.P41]" office:value-type="float" office:value="0.5" calcext:value-type="float">
            <text:p>0.5</text:p>
          </table:table-cell>
          <table:table-cell table:formula="of:=[.M42]/SUM([.$M42:.$N42])" office:value-type="float" office:value="0.366401189288405" calcext:value-type="float">
            <text:p>0.3664011893</text:p>
          </table:table-cell>
          <table:table-cell table:formula="of:=[.N42]/SUM([.$M42:.$N42])" office:value-type="float" office:value="0.633598810711595" calcext:value-type="float">
            <text:p>0.6335988107</text:p>
          </table:table-cell>
        </table:table-row>
        <table:table-row table:style-name="ro1">
          <table:table-cell/>
          <table:table-cell table:style-name="ce11" table:formula="of:=1-SUM([.C43:.E43])" office:value-type="float" office:value="0.45" calcext:value-type="float">
            <text:p>0.45</text:p>
          </table:table-cell>
          <table:table-cell table:style-name="Default" table:formula="of:=IF(MOD(ROW(); 2)=MOD(COLUMN();2); [.$P43]*[.$P43] + [.$P43]*(1-[.$P43])*[.Q43]; [.$P43]*(1-[.$P43])*[.Q43])" office:value-type="float" office:value="0.436981099976788" calcext:value-type="float">
            <text:p>0.4369811</text:p>
          </table:table-cell>
          <table:table-cell table:formula="of:=IF(MOD(ROW(); 2)=MOD(COLUMN();2); [.$P43]*[.$P43] + [.$P43]*(1-[.$P43])*[.R43]; [.$P43]*(1-[.$P43])*[.R43])" office:value-type="float" office:value="0.113018900023212" calcext:value-type="float">
            <text:p>0.113018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87699494216912" calcext:value-type="float">
            <text:p>0.1876994942</text:p>
          </table:table-cell>
          <table:table-cell table:formula="of:=RAND()" office:value-type="float" office:value="0.157744027785095" calcext:value-type="float">
            <text:p>0.1577440278</text:p>
          </table:table-cell>
          <table:table-cell/>
          <table:table-cell table:formula="of:=[.P42]+0.05" office:value-type="float" office:value="0.55" calcext:value-type="float">
            <text:p>0.55</text:p>
          </table:table-cell>
          <table:table-cell table:formula="of:=[.M43]/SUM([.$M43:.$N43])" office:value-type="float" office:value="0.543357979704194" calcext:value-type="float">
            <text:p>0.5433579797</text:p>
          </table:table-cell>
          <table:table-cell table:formula="of:=[.N43]/SUM([.$M43:.$N43])" office:value-type="float" office:value="0.456642020295806" calcext:value-type="float">
            <text:p>0.4566420203</text:p>
          </table:table-cell>
        </table:table-row>
        <table:table-row table:style-name="ro1">
          <table:table-cell/>
          <table:table-cell table:style-name="ce11" table:formula="of:=1-SUM([.C44:.E44])" office:value-type="float" office:value="0.45" calcext:value-type="float">
            <text:p>0.45</text:p>
          </table:table-cell>
          <table:table-cell table:style-name="ce17" table:formula="of:=IF(MOD(ROW(); 2)=MOD(COLUMN();2); [.$P44]*[.$P44] + [.$P44]*(1-[.$P44])*[.Q44]; [.$P44]*(1-[.$P44])*[.Q44])" office:value-type="float" office:value="0.144422780995024" calcext:value-type="float">
            <text:p>0.144422781</text:p>
          </table:table-cell>
          <table:table-cell table:formula="of:=IF(MOD(ROW(); 2)=MOD(COLUMN();2); [.$P44]*[.$P44] + [.$P44]*(1-[.$P44])*[.R44]; [.$P44]*(1-[.$P44])*[.R44])" office:value-type="float" office:value="0.405577219004976" calcext:value-type="float">
            <text:p>0.40557721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97265898355979" calcext:value-type="float">
            <text:p>0.4972658984</text:p>
          </table:table-cell>
          <table:table-cell table:formula="of:=RAND()" office:value-type="float" office:value="0.354907899954591" calcext:value-type="float">
            <text:p>0.3549079</text:p>
          </table:table-cell>
          <table:table-cell/>
          <table:table-cell table:formula="of:=[.P43]" office:value-type="float" office:value="0.55" calcext:value-type="float">
            <text:p>0.55</text:p>
          </table:table-cell>
          <table:table-cell table:formula="of:=[.M44]/SUM([.$M44:.$N44])" office:value-type="float" office:value="0.583526387858681" calcext:value-type="float">
            <text:p>0.5835263879</text:p>
          </table:table-cell>
          <table:table-cell table:formula="of:=[.N44]/SUM([.$M44:.$N44])" office:value-type="float" office:value="0.416473612141319" calcext:value-type="float">
            <text:p>0.4164736121</text:p>
          </table:table-cell>
        </table:table-row>
        <table:table-row table:style-name="ro1">
          <table:table-cell/>
          <table:table-cell table:style-name="ce11" table:formula="of:=1-SUM([.C45:.E45])" office:value-type="float" office:value="0.4" calcext:value-type="float">
            <text:p>0.4</text:p>
          </table:table-cell>
          <table:table-cell table:style-name="ce17" table:formula="of:=IF(MOD(ROW(); 2)=MOD(COLUMN();2); [.$P45]*[.$P45] + [.$P45]*(1-[.$P45])*[.Q45]; [.$P45]*(1-[.$P45])*[.Q45])" office:value-type="float" office:value="0.425251383371718" calcext:value-type="float">
            <text:p>0.4252513834</text:p>
          </table:table-cell>
          <table:table-cell table:formula="of:=IF(MOD(ROW(); 2)=MOD(COLUMN();2); [.$P45]*[.$P45] + [.$P45]*(1-[.$P45])*[.R45]; [.$P45]*(1-[.$P45])*[.R45])" office:value-type="float" office:value="0.174748616628282" calcext:value-type="float">
            <text:p>0.174748616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21821162037794" calcext:value-type="float">
            <text:p>0.121821162</text:p>
          </table:table-cell>
          <table:table-cell table:formula="of:=RAND()" office:value-type="float" office:value="0.326247175801352" calcext:value-type="float">
            <text:p>0.3262471758</text:p>
          </table:table-cell>
          <table:table-cell/>
          <table:table-cell table:formula="of:=[.P44]+0.05" office:value-type="float" office:value="0.6" calcext:value-type="float">
            <text:p>0.6</text:p>
          </table:table-cell>
          <table:table-cell table:formula="of:=[.M45]/SUM([.$M45:.$N45])" office:value-type="float" office:value="0.271880764048825" calcext:value-type="float">
            <text:p>0.271880764</text:p>
          </table:table-cell>
          <table:table-cell table:formula="of:=[.N45]/SUM([.$M45:.$N45])" office:value-type="float" office:value="0.728119235951175" calcext:value-type="float">
            <text:p>0.728119236</text:p>
          </table:table-cell>
        </table:table-row>
        <table:table-row table:style-name="ro1">
          <table:table-cell/>
          <table:table-cell table:style-name="ce11" table:formula="of:=1-SUM([.C46:.E46])" office:value-type="float" office:value="0.4" calcext:value-type="float">
            <text:p>0.4</text:p>
          </table:table-cell>
          <table:table-cell table:style-name="ce17" table:formula="of:=IF(MOD(ROW(); 2)=MOD(COLUMN();2); [.$P46]*[.$P46] + [.$P46]*(1-[.$P46])*[.Q46]; [.$P46]*(1-[.$P46])*[.Q46])" office:value-type="float" office:value="0.112396730185103" calcext:value-type="float">
            <text:p>0.1123967302</text:p>
          </table:table-cell>
          <table:table-cell table:formula="of:=IF(MOD(ROW(); 2)=MOD(COLUMN();2); [.$P46]*[.$P46] + [.$P46]*(1-[.$P46])*[.R46]; [.$P46]*(1-[.$P46])*[.R46])" office:value-type="float" office:value="0.487603269814897" calcext:value-type="float">
            <text:p>0.487603269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63232206293481" calcext:value-type="float">
            <text:p>0.1632322063</text:p>
          </table:table-cell>
          <table:table-cell table:formula="of:=RAND()" office:value-type="float" office:value="0.185316452069782" calcext:value-type="float">
            <text:p>0.1853164521</text:p>
          </table:table-cell>
          <table:table-cell/>
          <table:table-cell table:formula="of:=[.P45]" office:value-type="float" office:value="0.6" calcext:value-type="float">
            <text:p>0.6</text:p>
          </table:table-cell>
          <table:table-cell table:formula="of:=[.M46]/SUM([.$M46:.$N46])" office:value-type="float" office:value="0.468319709104597" calcext:value-type="float">
            <text:p>0.4683197091</text:p>
          </table:table-cell>
          <table:table-cell table:formula="of:=[.N46]/SUM([.$M46:.$N46])" office:value-type="float" office:value="0.531680290895403" calcext:value-type="float">
            <text:p>0.5316802909</text:p>
          </table:table-cell>
        </table:table-row>
        <table:table-row table:style-name="ro1">
          <table:table-cell/>
          <table:table-cell table:style-name="ce11" table:formula="of:=1-SUM([.C47:.E47])" office:value-type="float" office:value="0.35" calcext:value-type="float">
            <text:p>0.35</text:p>
          </table:table-cell>
          <table:table-cell table:style-name="ce17" table:formula="of:=IF(MOD(ROW(); 2)=MOD(COLUMN();2); [.$P47]*[.$P47] + [.$P47]*(1-[.$P47])*[.Q47]; [.$P47]*(1-[.$P47])*[.Q47])" office:value-type="float" office:value="0.551555542977497" calcext:value-type="float">
            <text:p>0.551555543</text:p>
          </table:table-cell>
          <table:table-cell table:formula="of:=IF(MOD(ROW(); 2)=MOD(COLUMN();2); [.$P47]*[.$P47] + [.$P47]*(1-[.$P47])*[.R47]; [.$P47]*(1-[.$P47])*[.R47])" office:value-type="float" office:value="0.0984444570225033" calcext:value-type="float">
            <text:p>0.09844445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17261109570583" calcext:value-type="float">
            <text:p>0.9172611096</text:p>
          </table:table-cell>
          <table:table-cell table:formula="of:=RAND()" office:value-type="float" office:value="0.69969309179754" calcext:value-type="float">
            <text:p>0.6996930918</text:p>
          </table:table-cell>
          <table:table-cell/>
          <table:table-cell table:formula="of:=[.P46]+0.05" office:value-type="float" office:value="0.65" calcext:value-type="float">
            <text:p>0.65</text:p>
          </table:table-cell>
          <table:table-cell table:formula="of:=[.M47]/SUM([.$M47:.$N47])" office:value-type="float" office:value="0.567277111988996" calcext:value-type="float">
            <text:p>0.567277112</text:p>
          </table:table-cell>
          <table:table-cell table:formula="of:=[.N47]/SUM([.$M47:.$N47])" office:value-type="float" office:value="0.432722888011004" calcext:value-type="float">
            <text:p>0.432722888</text:p>
          </table:table-cell>
        </table:table-row>
        <table:table-row table:style-name="ro1">
          <table:table-cell/>
          <table:table-cell table:style-name="ce11" table:formula="of:=1-SUM([.C48:.E48])" office:value-type="float" office:value="0.35" calcext:value-type="float">
            <text:p>0.35</text:p>
          </table:table-cell>
          <table:table-cell table:style-name="ce17" table:formula="of:=IF(MOD(ROW(); 2)=MOD(COLUMN();2); [.$P48]*[.$P48] + [.$P48]*(1-[.$P48])*[.Q48]; [.$P48]*(1-[.$P48])*[.Q48])" office:value-type="float" office:value="0.132023756004365" calcext:value-type="float">
            <text:p>0.132023756</text:p>
          </table:table-cell>
          <table:table-cell table:formula="of:=IF(MOD(ROW(); 2)=MOD(COLUMN();2); [.$P48]*[.$P48] + [.$P48]*(1-[.$P48])*[.R48]; [.$P48]*(1-[.$P48])*[.R48])" office:value-type="float" office:value="0.517976243995635" calcext:value-type="float">
            <text:p>0.51797624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52359517335441" calcext:value-type="float">
            <text:p>0.6523595173</text:p>
          </table:table-cell>
          <table:table-cell table:formula="of:=RAND()" office:value-type="float" office:value="0.4717699172862" calcext:value-type="float">
            <text:p>0.4717699173</text:p>
          </table:table-cell>
          <table:table-cell/>
          <table:table-cell table:formula="of:=[.P47]" office:value-type="float" office:value="0.65" calcext:value-type="float">
            <text:p>0.65</text:p>
          </table:table-cell>
          <table:table-cell table:formula="of:=[.M48]/SUM([.$M48:.$N48])" office:value-type="float" office:value="0.580324202216991" calcext:value-type="float">
            <text:p>0.5803242022</text:p>
          </table:table-cell>
          <table:table-cell table:formula="of:=[.N48]/SUM([.$M48:.$N48])" office:value-type="float" office:value="0.419675797783009" calcext:value-type="float">
            <text:p>0.4196757978</text:p>
          </table:table-cell>
        </table:table-row>
        <table:table-row table:style-name="ro1">
          <table:table-cell/>
          <table:table-cell table:style-name="ce11" table:formula="of:=1-SUM([.C49:.E49])" office:value-type="float" office:value="0.3" calcext:value-type="float">
            <text:p>0.3</text:p>
          </table:table-cell>
          <table:table-cell table:style-name="ce17" table:formula="of:=IF(MOD(ROW(); 2)=MOD(COLUMN();2); [.$P49]*[.$P49] + [.$P49]*(1-[.$P49])*[.Q49]; [.$P49]*(1-[.$P49])*[.Q49])" office:value-type="float" office:value="0.564804863923537" calcext:value-type="float">
            <text:p>0.5648048639</text:p>
          </table:table-cell>
          <table:table-cell table:formula="of:=IF(MOD(ROW(); 2)=MOD(COLUMN();2); [.$P49]*[.$P49] + [.$P49]*(1-[.$P49])*[.R49]; [.$P49]*(1-[.$P49])*[.R49])" office:value-type="float" office:value="0.135195136076463" calcext:value-type="float">
            <text:p>0.135195136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1595789570408" calcext:value-type="float">
            <text:p>0.2159578957</text:p>
          </table:table-cell>
          <table:table-cell table:formula="of:=RAND()" office:value-type="float" office:value="0.390301586890709" calcext:value-type="float">
            <text:p>0.3903015869</text:p>
          </table:table-cell>
          <table:table-cell/>
          <table:table-cell table:formula="of:=[.P48]+0.05" office:value-type="float" office:value="0.7" calcext:value-type="float">
            <text:p>0.7</text:p>
          </table:table-cell>
          <table:table-cell table:formula="of:=[.M49]/SUM([.$M49:.$N49])" office:value-type="float" office:value="0.356213637731126" calcext:value-type="float">
            <text:p>0.3562136377</text:p>
          </table:table-cell>
          <table:table-cell table:formula="of:=[.N49]/SUM([.$M49:.$N49])" office:value-type="float" office:value="0.643786362268874" calcext:value-type="float">
            <text:p>0.6437863623</text:p>
          </table:table-cell>
        </table:table-row>
        <table:table-row table:style-name="ro1">
          <table:table-cell/>
          <table:table-cell table:style-name="ce11" table:formula="of:=1-SUM([.C50:.E50])" office:value-type="float" office:value="0.3" calcext:value-type="float">
            <text:p>0.3</text:p>
          </table:table-cell>
          <table:table-cell table:style-name="ce17" table:formula="of:=IF(MOD(ROW(); 2)=MOD(COLUMN();2); [.$P50]*[.$P50] + [.$P50]*(1-[.$P50])*[.Q50]; [.$P50]*(1-[.$P50])*[.Q50])" office:value-type="float" office:value="0.152405576401945" calcext:value-type="float">
            <text:p>0.1524055764</text:p>
          </table:table-cell>
          <table:table-cell table:formula="of:=IF(MOD(ROW(); 2)=MOD(COLUMN();2); [.$P50]*[.$P50] + [.$P50]*(1-[.$P50])*[.R50]; [.$P50]*(1-[.$P50])*[.R50])" office:value-type="float" office:value="0.547594423598056" calcext:value-type="float">
            <text:p>0.547594423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39752120134343" calcext:value-type="float">
            <text:p>0.4397521201</text:p>
          </table:table-cell>
          <table:table-cell table:formula="of:=RAND()" office:value-type="float" office:value="0.166183354199349" calcext:value-type="float">
            <text:p>0.1661833542</text:p>
          </table:table-cell>
          <table:table-cell/>
          <table:table-cell table:formula="of:=[.P49]" office:value-type="float" office:value="0.7" calcext:value-type="float">
            <text:p>0.7</text:p>
          </table:table-cell>
          <table:table-cell table:formula="of:=[.M50]/SUM([.$M50:.$N50])" office:value-type="float" office:value="0.72574084000926" calcext:value-type="float">
            <text:p>0.72574084</text:p>
          </table:table-cell>
          <table:table-cell table:formula="of:=[.N50]/SUM([.$M50:.$N50])" office:value-type="float" office:value="0.27425915999074" calcext:value-type="float">
            <text:p>0.27425916</text:p>
          </table:table-cell>
        </table:table-row>
        <table:table-row table:style-name="ro1">
          <table:table-cell/>
          <table:table-cell table:style-name="ce11" table:formula="of:=1-SUM([.C51:.E51])" office:value-type="float" office:value="0.25" calcext:value-type="float">
            <text:p>0.25</text:p>
          </table:table-cell>
          <table:table-cell table:style-name="ce17" table:formula="of:=IF(MOD(ROW(); 2)=MOD(COLUMN();2); [.$P51]*[.$P51] + [.$P51]*(1-[.$P51])*[.Q51]; [.$P51]*(1-[.$P51])*[.Q51])" office:value-type="float" office:value="0.645442003319545" calcext:value-type="float">
            <text:p>0.6454420033</text:p>
          </table:table-cell>
          <table:table-cell table:formula="of:=IF(MOD(ROW(); 2)=MOD(COLUMN();2); [.$P51]*[.$P51] + [.$P51]*(1-[.$P51])*[.R51]; [.$P51]*(1-[.$P51])*[.R51])" office:value-type="float" office:value="0.104557996680455" calcext:value-type="float">
            <text:p>0.104557996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84619864095584" calcext:value-type="float">
            <text:p>0.7846198641</text:p>
          </table:table-cell>
          <table:table-cell table:formula="of:=RAND()" office:value-type="float" office:value="0.989104167516456" calcext:value-type="float">
            <text:p>0.9891041675</text:p>
          </table:table-cell>
          <table:table-cell/>
          <table:table-cell table:formula="of:=[.P50]+0.05" office:value-type="float" office:value="0.75" calcext:value-type="float">
            <text:p>0.75</text:p>
          </table:table-cell>
          <table:table-cell table:formula="of:=[.M51]/SUM([.$M51:.$N51])" office:value-type="float" office:value="0.442357351037571" calcext:value-type="float">
            <text:p>0.442357351</text:p>
          </table:table-cell>
          <table:table-cell table:formula="of:=[.N51]/SUM([.$M51:.$N51])" office:value-type="float" office:value="0.557642648962429" calcext:value-type="float">
            <text:p>0.557642649</text:p>
          </table:table-cell>
        </table:table-row>
        <table:table-row table:style-name="ro1">
          <table:table-cell/>
          <table:table-cell table:style-name="ce11" table:formula="of:=1-SUM([.C52:.E52])" office:value-type="float" office:value="0.25" calcext:value-type="float">
            <text:p>0.25</text:p>
          </table:table-cell>
          <table:table-cell table:style-name="ce17" table:formula="of:=IF(MOD(ROW(); 2)=MOD(COLUMN();2); [.$P52]*[.$P52] + [.$P52]*(1-[.$P52])*[.Q52]; [.$P52]*(1-[.$P52])*[.Q52])" office:value-type="float" office:value="0.0876894594014538" calcext:value-type="float">
            <text:p>0.0876894594</text:p>
          </table:table-cell>
          <table:table-cell table:formula="of:=IF(MOD(ROW(); 2)=MOD(COLUMN();2); [.$P52]*[.$P52] + [.$P52]*(1-[.$P52])*[.R52]; [.$P52]*(1-[.$P52])*[.R52])" office:value-type="float" office:value="0.662310540598546" calcext:value-type="float">
            <text:p>0.662310540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76631694559123" calcext:value-type="float">
            <text:p>0.7766316946</text:p>
          </table:table-cell>
          <table:table-cell table:formula="of:=RAND()" office:value-type="float" office:value="0.88398343209111" calcext:value-type="float">
            <text:p>0.8839834321</text:p>
          </table:table-cell>
          <table:table-cell/>
          <table:table-cell table:formula="of:=[.P51]" office:value-type="float" office:value="0.75" calcext:value-type="float">
            <text:p>0.75</text:p>
          </table:table-cell>
          <table:table-cell table:formula="of:=[.M52]/SUM([.$M52:.$N52])" office:value-type="float" office:value="0.467677116807753" calcext:value-type="float">
            <text:p>0.4676771168</text:p>
          </table:table-cell>
          <table:table-cell table:formula="of:=[.N52]/SUM([.$M52:.$N52])" office:value-type="float" office:value="0.532322883192246" calcext:value-type="float">
            <text:p>0.5323228832</text:p>
          </table:table-cell>
        </table:table-row>
        <table:table-row table:style-name="ro1">
          <table:table-cell/>
          <table:table-cell table:style-name="ce11" table:formula="of:=1-SUM([.C53:.E53])" office:value-type="float" office:value="0.2" calcext:value-type="float">
            <text:p>0.2</text:p>
          </table:table-cell>
          <table:table-cell table:style-name="ce17" table:formula="of:=IF(MOD(ROW(); 2)=MOD(COLUMN();2); [.$P53]*[.$P53] + [.$P53]*(1-[.$P53])*[.Q53]; [.$P53]*(1-[.$P53])*[.Q53])" office:value-type="float" office:value="0.698573257215892" calcext:value-type="float">
            <text:p>0.6985732572</text:p>
          </table:table-cell>
          <table:table-cell table:formula="of:=IF(MOD(ROW(); 2)=MOD(COLUMN();2); [.$P53]*[.$P53] + [.$P53]*(1-[.$P53])*[.R53]; [.$P53]*(1-[.$P53])*[.R53])" office:value-type="float" office:value="0.101426742784108" calcext:value-type="float">
            <text:p>0.101426742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87886195416689" calcext:value-type="float">
            <text:p>0.4878861954</text:p>
          </table:table-cell>
          <table:table-cell table:formula="of:=RAND()" office:value-type="float" office:value="0.844834485950683" calcext:value-type="float">
            <text:p>0.844834486</text:p>
          </table:table-cell>
          <table:table-cell/>
          <table:table-cell table:formula="of:=[.P52]+0.05" office:value-type="float" office:value="0.8" calcext:value-type="float">
            <text:p>0.8</text:p>
          </table:table-cell>
          <table:table-cell table:formula="of:=[.M53]/SUM([.$M53:.$N53])" office:value-type="float" office:value="0.366082857599326" calcext:value-type="float">
            <text:p>0.3660828576</text:p>
          </table:table-cell>
          <table:table-cell table:formula="of:=[.N53]/SUM([.$M53:.$N53])" office:value-type="float" office:value="0.633917142400674" calcext:value-type="float">
            <text:p>0.6339171424</text:p>
          </table:table-cell>
        </table:table-row>
        <table:table-row table:style-name="ro1">
          <table:table-cell/>
          <table:table-cell table:style-name="ce11" table:formula="of:=1-SUM([.C54:.E54])" office:value-type="float" office:value="0.2" calcext:value-type="float">
            <text:p>0.2</text:p>
          </table:table-cell>
          <table:table-cell table:style-name="ce17" table:formula="of:=IF(MOD(ROW(); 2)=MOD(COLUMN();2); [.$P54]*[.$P54] + [.$P54]*(1-[.$P54])*[.Q54]; [.$P54]*(1-[.$P54])*[.Q54])" office:value-type="float" office:value="0.0529528686919115" calcext:value-type="float">
            <text:p>0.0529528687</text:p>
          </table:table-cell>
          <table:table-cell table:formula="of:=IF(MOD(ROW(); 2)=MOD(COLUMN();2); [.$P54]*[.$P54] + [.$P54]*(1-[.$P54])*[.R54]; [.$P54]*(1-[.$P54])*[.R54])" office:value-type="float" office:value="0.747047131308089" calcext:value-type="float">
            <text:p>0.747047131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35326636276825" calcext:value-type="float">
            <text:p>0.3353266363</text:p>
          </table:table-cell>
          <table:table-cell table:formula="of:=RAND()" office:value-type="float" office:value="0.677881205520183" calcext:value-type="float">
            <text:p>0.6778812055</text:p>
          </table:table-cell>
          <table:table-cell/>
          <table:table-cell table:formula="of:=[.P53]" office:value-type="float" office:value="0.8" calcext:value-type="float">
            <text:p>0.8</text:p>
          </table:table-cell>
          <table:table-cell table:formula="of:=[.M54]/SUM([.$M54:.$N54])" office:value-type="float" office:value="0.330955429324447" calcext:value-type="float">
            <text:p>0.3309554293</text:p>
          </table:table-cell>
          <table:table-cell table:formula="of:=[.N54]/SUM([.$M54:.$N54])" office:value-type="float" office:value="0.669044570675553" calcext:value-type="float">
            <text:p>0.6690445707</text:p>
          </table:table-cell>
        </table:table-row>
        <table:table-row table:style-name="ro1">
          <table:table-cell/>
          <table:table-cell table:style-name="ce11" table:formula="of:=1-SUM([.C55:.E55])" office:value-type="float" office:value="0.15" calcext:value-type="float">
            <text:p>0.15</text:p>
          </table:table-cell>
          <table:table-cell table:style-name="ce17" table:formula="of:=IF(MOD(ROW(); 2)=MOD(COLUMN();2); [.$P55]*[.$P55] + [.$P55]*(1-[.$P55])*[.Q55]; [.$P55]*(1-[.$P55])*[.Q55])" office:value-type="float" office:value="0.77115702293563" calcext:value-type="float">
            <text:p>0.7711570229</text:p>
          </table:table-cell>
          <table:table-cell table:formula="of:=IF(MOD(ROW(); 2)=MOD(COLUMN();2); [.$P55]*[.$P55] + [.$P55]*(1-[.$P55])*[.R55]; [.$P55]*(1-[.$P55])*[.R55])" office:value-type="float" office:value="0.0788429770643707" calcext:value-type="float">
            <text:p>0.078842977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08150748697303" calcext:value-type="float">
            <text:p>0.6081507487</text:p>
          </table:table-cell>
          <table:table-cell table:formula="of:=RAND()" office:value-type="float" office:value="0.98543668803278" calcext:value-type="float">
            <text:p>0.985436688</text:p>
          </table:table-cell>
          <table:table-cell/>
          <table:table-cell table:formula="of:=[.P54]+0.05" office:value-type="float" office:value="0.85" calcext:value-type="float">
            <text:p>0.85</text:p>
          </table:table-cell>
          <table:table-cell table:formula="of:=[.M55]/SUM([.$M55:.$N55])" office:value-type="float" office:value="0.381623709299052" calcext:value-type="float">
            <text:p>0.3816237093</text:p>
          </table:table-cell>
          <table:table-cell table:formula="of:=[.N55]/SUM([.$M55:.$N55])" office:value-type="float" office:value="0.618376290700948" calcext:value-type="float">
            <text:p>0.6183762907</text:p>
          </table:table-cell>
        </table:table-row>
        <table:table-row table:style-name="ro1">
          <table:table-cell/>
          <table:table-cell table:style-name="ce11" table:formula="of:=1-SUM([.C56:.E56])" office:value-type="float" office:value="0.15" calcext:value-type="float">
            <text:p>0.15</text:p>
          </table:table-cell>
          <table:table-cell table:style-name="ce17" table:formula="of:=IF(MOD(ROW(); 2)=MOD(COLUMN();2); [.$P56]*[.$P56] + [.$P56]*(1-[.$P56])*[.Q56]; [.$P56]*(1-[.$P56])*[.Q56])" office:value-type="float" office:value="0.0609971911358189" calcext:value-type="float">
            <text:p>0.0609971911</text:p>
          </table:table-cell>
          <table:table-cell table:formula="of:=IF(MOD(ROW(); 2)=MOD(COLUMN();2); [.$P56]*[.$P56] + [.$P56]*(1-[.$P56])*[.R56]; [.$P56]*(1-[.$P56])*[.R56])" office:value-type="float" office:value="0.789002808864181" calcext:value-type="float">
            <text:p>0.789002808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71820161622829" calcext:value-type="float">
            <text:p>0.6718201616</text:p>
          </table:table-cell>
          <table:table-cell table:formula="of:=RAND()" office:value-type="float" office:value="0.732458773388835" calcext:value-type="float">
            <text:p>0.7324587734</text:p>
          </table:table-cell>
          <table:table-cell/>
          <table:table-cell table:formula="of:=[.P55]" office:value-type="float" office:value="0.85" calcext:value-type="float">
            <text:p>0.85</text:p>
          </table:table-cell>
          <table:table-cell table:formula="of:=[.M56]/SUM([.$M56:.$N56])" office:value-type="float" office:value="0.478409342241717" calcext:value-type="float">
            <text:p>0.4784093422</text:p>
          </table:table-cell>
          <table:table-cell table:formula="of:=[.N56]/SUM([.$M56:.$N56])" office:value-type="float" office:value="0.521590657758283" calcext:value-type="float">
            <text:p>0.5215906578</text:p>
          </table:table-cell>
        </table:table-row>
        <table:table-row table:style-name="ro1">
          <table:table-cell/>
          <table:table-cell table:style-name="ce11" table:formula="of:=1-SUM([.C57:.E57])" office:value-type="float" office:value="0.0999999999999998" calcext:value-type="float">
            <text:p>0.1</text:p>
          </table:table-cell>
          <table:table-cell table:style-name="ce17" table:formula="of:=IF(MOD(ROW(); 2)=MOD(COLUMN();2); [.$P57]*[.$P57] + [.$P57]*(1-[.$P57])*[.Q57]; [.$P57]*(1-[.$P57])*[.Q57])" office:value-type="float" office:value="0.86320490960647" calcext:value-type="float">
            <text:p>0.8632049096</text:p>
          </table:table-cell>
          <table:table-cell table:formula="of:=IF(MOD(ROW(); 2)=MOD(COLUMN();2); [.$P57]*[.$P57] + [.$P57]*(1-[.$P57])*[.R57]; [.$P57]*(1-[.$P57])*[.R57])" office:value-type="float" office:value="0.03679509039353" calcext:value-type="float">
            <text:p>0.036795090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81798056862791" calcext:value-type="float">
            <text:p>0.8817980569</text:p>
          </table:table-cell>
          <table:table-cell table:formula="of:=RAND()" office:value-type="float" office:value="0.609827917218377" calcext:value-type="float">
            <text:p>0.6098279172</text:p>
          </table:table-cell>
          <table:table-cell/>
          <table:table-cell table:formula="of:=[.P56]+0.05" office:value-type="float" office:value="0.9" calcext:value-type="float">
            <text:p>0.9</text:p>
          </table:table-cell>
          <table:table-cell table:formula="of:=[.M57]/SUM([.$M57:.$N57])" office:value-type="float" office:value="0.59116566229411" calcext:value-type="float">
            <text:p>0.5911656623</text:p>
          </table:table-cell>
          <table:table-cell table:formula="of:=[.N57]/SUM([.$M57:.$N57])" office:value-type="float" office:value="0.40883433770589" calcext:value-type="float">
            <text:p>0.4088343377</text:p>
          </table:table-cell>
        </table:table-row>
        <table:table-row table:style-name="ro1">
          <table:table-cell/>
          <table:table-cell table:style-name="ce11" table:formula="of:=1-SUM([.C58:.E58])" office:value-type="float" office:value="0.0999999999999999" calcext:value-type="float">
            <text:p>0.1</text:p>
          </table:table-cell>
          <table:table-cell table:style-name="ce17" table:formula="of:=IF(MOD(ROW(); 2)=MOD(COLUMN();2); [.$P58]*[.$P58] + [.$P58]*(1-[.$P58])*[.Q58]; [.$P58]*(1-[.$P58])*[.Q58])" office:value-type="float" office:value="0.0439053999945965" calcext:value-type="float">
            <text:p>0.0439054</text:p>
          </table:table-cell>
          <table:table-cell table:formula="of:=IF(MOD(ROW(); 2)=MOD(COLUMN();2); [.$P58]*[.$P58] + [.$P58]*(1-[.$P58])*[.R58]; [.$P58]*(1-[.$P58])*[.R58])" office:value-type="float" office:value="0.856094600005404" calcext:value-type="float">
            <text:p>0.856094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86200756973892" calcext:value-type="float">
            <text:p>0.586200757</text:p>
          </table:table-cell>
          <table:table-cell table:formula="of:=RAND()" office:value-type="float" office:value="0.615429751668397" calcext:value-type="float">
            <text:p>0.6154297517</text:p>
          </table:table-cell>
          <table:table-cell/>
          <table:table-cell table:formula="of:=[.P57]" office:value-type="float" office:value="0.9" calcext:value-type="float">
            <text:p>0.9</text:p>
          </table:table-cell>
          <table:table-cell table:formula="of:=[.M58]/SUM([.$M58:.$N58])" office:value-type="float" office:value="0.48783777771774" calcext:value-type="float">
            <text:p>0.4878377777</text:p>
          </table:table-cell>
          <table:table-cell table:formula="of:=[.N58]/SUM([.$M58:.$N58])" office:value-type="float" office:value="0.51216222228226" calcext:value-type="float">
            <text:p>0.5121622223</text:p>
          </table:table-cell>
        </table:table-row>
        <table:table-row table:style-name="ro1">
          <table:table-cell/>
          <table:table-cell table:style-name="ce11" table:formula="of:=1-SUM([.C59:.E59])" office:value-type="float" office:value="0.0499999999999997" calcext:value-type="float">
            <text:p>0.05</text:p>
          </table:table-cell>
          <table:table-cell table:style-name="ce17" table:formula="of:=IF(MOD(ROW(); 2)=MOD(COLUMN();2); [.$P59]*[.$P59] + [.$P59]*(1-[.$P59])*[.Q59]; [.$P59]*(1-[.$P59])*[.Q59])" office:value-type="float" office:value="0.905014866179326" calcext:value-type="float">
            <text:p>0.9050148662</text:p>
          </table:table-cell>
          <table:table-cell table:formula="of:=IF(MOD(ROW(); 2)=MOD(COLUMN();2); [.$P59]*[.$P59] + [.$P59]*(1-[.$P59])*[.R59]; [.$P59]*(1-[.$P59])*[.R59])" office:value-type="float" office:value="0.0449851338206747" calcext:value-type="float">
            <text:p>0.044985133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387955012633116" calcext:value-type="float">
            <text:p>0.0387955013</text:p>
          </table:table-cell>
          <table:table-cell table:formula="of:=RAND()" office:value-type="float" office:value="0.693961702741036" calcext:value-type="float">
            <text:p>0.6939617027</text:p>
          </table:table-cell>
          <table:table-cell/>
          <table:table-cell table:formula="of:=[.P58]+0.05" office:value-type="float" office:value="0.95" calcext:value-type="float">
            <text:p>0.95</text:p>
          </table:table-cell>
          <table:table-cell table:formula="of:=[.M59]/SUM([.$M59:.$N59])" office:value-type="float" office:value="0.0529445511436848" calcext:value-type="float">
            <text:p>0.0529445511</text:p>
          </table:table-cell>
          <table:table-cell table:formula="of:=[.N59]/SUM([.$M59:.$N59])" office:value-type="float" office:value="0.947055448856315" calcext:value-type="float">
            <text:p>0.9470554489</text:p>
          </table:table-cell>
        </table:table-row>
        <table:table-row table:style-name="ro1">
          <table:table-cell/>
          <table:table-cell table:formula="of:=1-SUM([.C60:.E60])" office:value-type="float" office:value="0.0499999999999998" calcext:value-type="float">
            <text:p>0.05</text:p>
          </table:table-cell>
          <table:table-cell table:style-name="ce17" table:formula="of:=IF(MOD(ROW(); 2)=MOD(COLUMN();2); [.$P60]*[.$P60] + [.$P60]*(1-[.$P60])*[.Q60]; [.$P60]*(1-[.$P60])*[.Q60])" office:value-type="float" office:value="0.0228408715085252" calcext:value-type="float">
            <text:p>0.0228408715</text:p>
          </table:table-cell>
          <table:table-cell table:formula="of:=IF(MOD(ROW(); 2)=MOD(COLUMN();2); [.$P60]*[.$P60] + [.$P60]*(1-[.$P60])*[.R60]; [.$P60]*(1-[.$P60])*[.R60])" office:value-type="float" office:value="0.927159128491475" calcext:value-type="float">
            <text:p>0.927159128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75409415495852" calcext:value-type="float">
            <text:p>0.5754094155</text:p>
          </table:table-cell>
          <table:table-cell table:formula="of:=RAND()" office:value-type="float" office:value="0.621215118986175" calcext:value-type="float">
            <text:p>0.621215119</text:p>
          </table:table-cell>
          <table:table-cell/>
          <table:table-cell table:formula="of:=[.P59]" office:value-type="float" office:value="0.95" calcext:value-type="float">
            <text:p>0.95</text:p>
          </table:table-cell>
          <table:table-cell table:formula="of:=[.M60]/SUM([.$M60:.$N60])" office:value-type="float" office:value="0.48086045281106" calcext:value-type="float">
            <text:p>0.4808604528</text:p>
          </table:table-cell>
          <table:table-cell table:formula="of:=[.N60]/SUM([.$M60:.$N60])" office:value-type="float" office:value="0.51913954718894" calcext:value-type="float">
            <text:p>0.5191395472</text:p>
          </table:table-cell>
        </table:table-row>
        <table:table-row table:style-name="ro1">
          <table:table-cell/>
          <table:table-cell table:formula="of:=1-SUM([.C61:.E61])" office:value-type="float" office:value="0" calcext:value-type="float">
            <text:p>0</text:p>
          </table:table-cell>
          <table:table-cell table:style-name="ce17" table:formula="of:=IF(MOD(ROW(); 2)=MOD(COLUMN();2); [.$P61]*[.$P61] + [.$P61]*(1-[.$P61])*[.Q61]; [.$P61]*(1-[.$P61])*[.Q61])" office:value-type="float" office:value="1" calcext:value-type="float">
            <text:p>1</text:p>
          </table:table-cell>
          <table:table-cell table:formula="of:=IF(MOD(ROW(); 2)=MOD(COLUMN();2); [.$P61]*[.$P61] + [.$P61]*(1-[.$P61])*[.R61]; [.$P61]*(1-[.$P61])*[.R61])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08615583699669" calcext:value-type="float">
            <text:p>0.9086155837</text:p>
          </table:table-cell>
          <table:table-cell table:formula="of:=RAND()" office:value-type="float" office:value="0.307308674386438" calcext:value-type="float">
            <text:p>0.3073086744</text:p>
          </table:table-cell>
          <table:table-cell/>
          <table:table-cell table:formula="of:=[.P60]+0.05" office:value-type="float" office:value="1" calcext:value-type="float">
            <text:p>1</text:p>
          </table:table-cell>
          <table:table-cell table:formula="of:=[.M61]/SUM([.$M61:.$N61])" office:value-type="float" office:value="0.747263308267121" calcext:value-type="float">
            <text:p>0.7472633083</text:p>
          </table:table-cell>
          <table:table-cell table:formula="of:=[.N61]/SUM([.$M61:.$N61])" office:value-type="float" office:value="0.252736691732879" calcext:value-type="float">
            <text:p>0.2527366917</text:p>
          </table:table-cell>
        </table:table-row>
        <table:table-row table:style-name="ro1">
          <table:table-cell/>
          <table:table-cell table:formula="of:=1-SUM([.C62:.E62])" office:value-type="float" office:value="0" calcext:value-type="float">
            <text:p>0</text:p>
          </table:table-cell>
          <table:table-cell table:style-name="ce17" table:formula="of:=IF(MOD(ROW(); 2)=MOD(COLUMN();2); [.$P62]*[.$P62] + [.$P62]*(1-[.$P62])*[.Q62]; [.$P62]*(1-[.$P62])*[.Q62])" office:value-type="float" office:value="0" calcext:value-type="float">
            <text:p>0</text:p>
          </table:table-cell>
          <table:table-cell table:formula="of:=IF(MOD(ROW(); 2)=MOD(COLUMN();2); [.$P62]*[.$P62] + [.$P62]*(1-[.$P62])*[.R62]; [.$P62]*(1-[.$P62])*[.R62])"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62444173243649" calcext:value-type="float">
            <text:p>0.5624441732</text:p>
          </table:table-cell>
          <table:table-cell table:formula="of:=RAND()" office:value-type="float" office:value="0.652542481988696" calcext:value-type="float">
            <text:p>0.652542482</text:p>
          </table:table-cell>
          <table:table-cell/>
          <table:table-cell table:formula="of:=[.P61]" office:value-type="float" office:value="1" calcext:value-type="float">
            <text:p>1</text:p>
          </table:table-cell>
          <table:table-cell table:formula="of:=[.M62]/SUM([.$M62:.$N62])" office:value-type="float" office:value="0.462922099449801" calcext:value-type="float">
            <text:p>0.4629220994</text:p>
          </table:table-cell>
          <table:table-cell table:formula="of:=[.N62]/SUM([.$M62:.$N62])" office:value-type="float" office:value="0.537077900550199" calcext:value-type="float">
            <text:p>0.5370779006</text:p>
          </table:table-cell>
        </table:table-row>
        <table:table-row table:style-name="ro1">
          <table:table-cell/>
          <table:table-cell table:style-name="ce12"/>
          <table:table-cell table:style-name="ce17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95" calcext:value-type="float">
            <text:p>0.95</text:p>
          </table:table-cell>
          <table:table-cell table:style-name="Default"/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9" calcext:value-type="float">
            <text:p>0.9</text:p>
          </table:table-cell>
          <table:table-cell table:style-name="Default"/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85" calcext:value-type="float">
            <text:p>0.8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8" calcext:value-type="float">
            <text:p>0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75" calcext:value-type="float">
            <text:p>0.75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7" calcext:value-type="float">
            <text:p>0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65" calcext:value-type="float">
            <text:p>0.6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6" calcext:value-type="float">
            <text:p>0.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55" calcext:value-type="float">
            <text:p>0.55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95" calcext:value-type="float">
            <text:p>0.95</text:p>
          </table:table-cell>
          <table:table-cell table:style-name="ce24"/>
          <table:table-cell table:style-name="ce27"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9" calcext:value-type="float">
            <text:p>0.9</text:p>
          </table:table-cell>
          <table:table-cell table:style-name="ce24"/>
          <table:table-cell table:style-name="ce27"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85" calcext:value-type="float">
            <text:p>0.85</text:p>
          </table:table-cell>
          <table:table-cell table:style-name="ce24"/>
          <table:table-cell table:style-name="ce27"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8" calcext:value-type="float">
            <text:p>0.8</text:p>
          </table:table-cell>
          <table:table-cell table:style-name="ce24"/>
          <table:table-cell table:style-name="ce27"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75" calcext:value-type="float">
            <text:p>0.75</text:p>
          </table:table-cell>
          <table:table-cell table:style-name="ce24"/>
          <table:table-cell table:style-name="ce27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7" calcext:value-type="float">
            <text:p>0.7</text:p>
          </table:table-cell>
          <table:table-cell table:style-name="ce24"/>
          <table:table-cell table:style-name="ce27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65" calcext:value-type="float">
            <text:p>0.65</text:p>
          </table:table-cell>
          <table:table-cell table:style-name="ce24"/>
          <table:table-cell table:style-name="ce27"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6" calcext:value-type="float">
            <text:p>0.6</text:p>
          </table:table-cell>
          <table:table-cell table:style-name="ce24"/>
          <table:table-cell table:style-name="ce27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55" calcext:value-type="float">
            <text:p>0.55</text:p>
          </table:table-cell>
          <table:table-cell table:style-name="ce24"/>
          <table:table-cell table:style-name="ce27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5" calcext:value-type="float">
            <text:p>0.5</text:p>
          </table:table-cell>
          <table:table-cell table:style-name="ce24"/>
          <table:table-cell table:style-name="ce27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45" calcext:value-type="float">
            <text:p>0.45</text:p>
          </table:table-cell>
          <table:table-cell table:style-name="ce24"/>
          <table:table-cell table:style-name="ce27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4" calcext:value-type="float">
            <text:p>0.4</text:p>
          </table:table-cell>
          <table:table-cell table:style-name="ce24"/>
          <table:table-cell table:style-name="ce27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35" calcext:value-type="float">
            <text:p>0.35</text:p>
          </table:table-cell>
          <table:table-cell table:style-name="ce24"/>
          <table:table-cell table:style-name="ce27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3" calcext:value-type="float">
            <text:p>0.3</text:p>
          </table:table-cell>
          <table:table-cell table:style-name="ce24"/>
          <table:table-cell table:style-name="ce27"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25" calcext:value-type="float">
            <text:p>0.25</text:p>
          </table:table-cell>
          <table:table-cell table:style-name="ce24"/>
          <table:table-cell table:style-name="ce27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2" calcext:value-type="float">
            <text:p>0.2</text:p>
          </table:table-cell>
          <table:table-cell table:style-name="ce24"/>
          <table:table-cell table:style-name="ce27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15" calcext:value-type="float">
            <text:p>0.15</text:p>
          </table:table-cell>
          <table:table-cell table:style-name="ce24"/>
          <table:table-cell table:style-name="ce27"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1" calcext:value-type="float">
            <text:p>0.1</text:p>
          </table:table-cell>
          <table:table-cell table:style-name="ce24"/>
          <table:table-cell table:style-name="ce27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05" calcext:value-type="float">
            <text:p>0.05</text:p>
          </table:table-cell>
          <table:table-cell table:style-name="ce24"/>
          <table:table-cell table:style-name="ce27"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style-name="ce28"/>
          <table:table-cell table:number-columns-repeated="12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0499999999999999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411">
          <table:table-cell table:number-columns-repeated="18"/>
        </table:table-row>
        <table:table-row table:style-name="ro1" table:number-rows-repeated="18">
          <table:table-cell table:style-name="ce6"/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6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A1:cells.L1 cells.A3:cells.A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64:cells.B1048557 cells.B3:cells.B22 cells.B4:cells.B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3:cells.C41 cells.C44:cells.C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06:cells.D1048557 cells.D2:cells.D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05:cells.E1048557 cells.E2:cells.E23 cells.E27:cells.E8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06:cells.F1048557 cells.F2:cells.F83 cells.G23:cells.G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63:cells.G1048557 cells.G2:cells.G2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C2:cells.C2 cells.A4:cells.A4 cells.A6:cells.A6 cells.A8:cells.A8 cells.A10:cells.A10 cells.A12:cells.A12 cells.A14:cells.A14 cells.A16:cells.A16 cells.A18:cells.A18 cells.A20:cells.A20 cells.A22:cells.A22 cells.B3:cells.B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B2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A2:cells.A2 cells.A4:cells.A4 cells.A6:cells.A6 cells.A8:cells.A8 cells.A10:cells.A10 cells.A12:cells.A12 cells.A14:cells.A14 cells.A16:cells.A16 cells.A18:cells.A18 cells.A20:cells.A20 cells.A22:cells.A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E24:cells.E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44:cells.C7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42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84:cells.D10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4:cells.F10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B63:cells.B63 cells.B25:cells.B5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E84:cells.E10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05:cells.F125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56:17.045320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6:06:18.418661972</dc:date>
    <dc:creator>Robrecht Cannoodt</dc:creator>
    <meta:editing-duration>PT4H20M18S</meta:editing-duration>
    <meta:editing-cycles>67</meta:editing-cycles>
    <meta:document-statistic meta:table-count="2" meta:cell-count="579" meta:object-count="0"/>
  </office:meta>
</office:document-meta>
</file>